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uraCode Nerd Font" svg:font-family="'FuraCode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uraCode Nerd Font" fo:font-size="10pt" officeooo:rsid="001dd858" officeooo:paragraph-rsid="003d16e9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FuraCode Nerd Font" fo:font-size="10pt" officeooo:rsid="003d16e9" officeooo:paragraph-rsid="003eb010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FuraCode Nerd Font" fo:font-size="10pt" officeooo:rsid="00562511" officeooo:paragraph-rsid="00562511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FuraCode Nerd Font" fo:font-size="10pt" style:text-underline-style="none" fo:font-weight="bold" officeooo:rsid="003d16e9" officeooo:paragraph-rsid="003d16e9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FuraCode Nerd Font" fo:font-size="10pt" style:text-underline-style="none" fo:font-weight="bold" officeooo:rsid="001dd858" officeooo:paragraph-rsid="003d16e9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FuraCode Nerd Font" fo:font-size="10pt" style:text-underline-style="none" fo:font-weight="bold" officeooo:rsid="0041086d" officeooo:paragraph-rsid="0041086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FuraCode Nerd Font" fo:font-size="10pt" style:text-underline-style="none" fo:font-weight="normal" officeooo:rsid="00562511" officeooo:paragraph-rsid="0056251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/>
      <style:text-properties style:font-name="FuraCode Nerd Font" fo:font-size="10pt" fo:font-weight="bold" officeooo:rsid="0041086d" officeooo:paragraph-rsid="0041086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FuraCode Nerd Font" fo:font-size="10pt" fo:font-weight="bold" officeooo:rsid="00424bac" officeooo:paragraph-rsid="00424ba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/>
      <style:text-properties style:font-name="FuraCode Nerd Font" fo:font-size="10pt" fo:font-weight="bold" officeooo:rsid="00562511" officeooo:paragraph-rsid="0056251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FuraCode Nerd Font" fo:font-size="10pt" fo:font-weight="normal" officeooo:rsid="00562511" officeooo:paragraph-rsid="00562511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FuraCode Nerd Font" fo:font-size="10pt" fo:font-weight="normal" officeooo:rsid="0039f69c" officeooo:paragraph-rsid="00434e03" style:font-size-asian="10pt" style:font-weight-asian="normal" style:font-size-complex="10pt" style:font-weight-complex="normal"/>
    </style:style>
    <style:style style:name="P13" style:family="paragraph" style:parent-style-name="Standard" style:list-style-name="L4">
      <style:paragraph-properties fo:line-height="150%"/>
      <style:text-properties style:font-name="FuraCode Nerd Font" fo:font-size="10pt" fo:font-weight="normal" officeooo:rsid="003422b8" officeooo:paragraph-rsid="003422b8" style:font-size-asian="10pt" style:font-weight-asian="normal" style:font-size-complex="10pt" style:font-weight-complex="normal"/>
    </style:style>
    <style:style style:name="P14" style:family="paragraph" style:parent-style-name="Standard" style:list-style-name="L2">
      <style:paragraph-properties fo:line-height="150%"/>
      <style:text-properties style:font-name="FuraCode Nerd Font" fo:font-size="10pt" officeooo:paragraph-rsid="0025e96f" style:font-size-asian="10pt" style:font-size-complex="10pt"/>
    </style:style>
    <style:style style:name="P15" style:family="paragraph" style:parent-style-name="Standard" style:list-style-name="L2">
      <style:paragraph-properties fo:line-height="150%"/>
      <style:text-properties style:font-name="FuraCode Nerd Font" fo:font-size="10pt" officeooo:paragraph-rsid="003d16e9" style:font-size-asian="10pt" style:font-size-complex="10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FuraCode Nerd Font" fo:font-size="10pt" officeooo:rsid="002f8376" officeooo:paragraph-rsid="00575df0" style:font-size-asian="10pt" style:font-size-complex="10pt"/>
    </style:style>
    <style:style style:name="P17" style:family="paragraph" style:parent-style-name="Standard" style:list-style-name="L2">
      <style:paragraph-properties fo:line-height="150%"/>
      <style:text-properties style:font-name="FuraCode Nerd Font" fo:font-size="10pt" style:text-underline-style="none" fo:font-weight="normal" officeooo:rsid="00106978" officeooo:paragraph-rsid="00178146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line-height="150%"/>
      <style:text-properties style:font-name="FuraCode Nerd Font" fo:font-size="10pt" style:text-underline-style="none" officeooo:rsid="0017bc5d" officeooo:paragraph-rsid="0018377b" style:font-size-asian="10pt" style:font-size-complex="10pt"/>
    </style:style>
    <style:style style:name="P19" style:family="paragraph" style:parent-style-name="Standard" style:list-style-name="L2">
      <style:paragraph-properties fo:line-height="150%"/>
      <style:text-properties style:font-name="FuraCode Nerd Font" fo:font-size="10pt" style:text-underline-style="none" officeooo:rsid="00190738" officeooo:paragraph-rsid="004bfd90" style:font-size-asian="10pt" style:font-size-complex="10pt"/>
    </style:style>
    <style:style style:name="P20" style:family="paragraph" style:parent-style-name="Standard" style:list-style-name="L2">
      <style:paragraph-properties fo:line-height="150%"/>
      <style:text-properties style:font-name="FuraCode Nerd Font" fo:font-size="10pt" style:text-underline-style="none" officeooo:rsid="001ad874" officeooo:paragraph-rsid="001ad874" style:font-size-asian="10pt" style:font-size-complex="10pt"/>
    </style:style>
    <style:style style:name="P21" style:family="paragraph" style:parent-style-name="Standard" style:list-style-name="L2">
      <style:paragraph-properties fo:line-height="150%"/>
      <style:text-properties style:font-name="FuraCode Nerd Font" fo:font-size="10pt" style:text-underline-style="none" officeooo:rsid="001c4b62" officeooo:paragraph-rsid="004bfd90" style:font-size-asian="10pt" style:font-size-complex="10pt"/>
    </style:style>
    <style:style style:name="P22" style:family="paragraph" style:parent-style-name="Standard" style:list-style-name="L2">
      <style:paragraph-properties fo:line-height="150%"/>
      <style:text-properties style:font-name="FuraCode Nerd Font" fo:font-size="10pt" style:text-underline-style="none" officeooo:rsid="001d15ae" officeooo:paragraph-rsid="003bf16a" style:font-size-asian="10pt" style:font-size-complex="10pt"/>
    </style:style>
    <style:style style:name="P23" style:family="paragraph" style:parent-style-name="Standard" style:list-style-name="L2">
      <style:paragraph-properties fo:line-height="150%"/>
      <style:text-properties style:font-name="FuraCode Nerd Font" fo:font-size="10pt" style:text-underline-style="solid" style:text-underline-width="auto" style:text-underline-color="font-color" officeooo:rsid="0017bc5d" officeooo:paragraph-rsid="0018377b" style:font-size-asian="10pt" style:font-size-complex="10pt"/>
    </style:style>
    <style:style style:name="P24" style:family="paragraph" style:parent-style-name="Standard" style:list-style-name="L2">
      <style:paragraph-properties fo:line-height="150%"/>
      <style:text-properties officeooo:paragraph-rsid="0025e96f"/>
    </style:style>
    <style:style style:name="P25" style:family="paragraph" style:parent-style-name="Standard" style:list-style-name="L2">
      <style:paragraph-properties fo:line-height="150%"/>
      <style:text-properties officeooo:paragraph-rsid="00178146"/>
    </style:style>
    <style:style style:name="P26" style:family="paragraph" style:parent-style-name="Standard" style:list-style-name="L2">
      <style:paragraph-properties fo:line-height="150%"/>
      <style:text-properties officeooo:paragraph-rsid="001d15ae"/>
    </style:style>
    <style:style style:name="P27" style:family="paragraph" style:parent-style-name="Standard" style:list-style-name="L3">
      <style:paragraph-properties fo:line-height="150%"/>
      <style:text-properties fo:font-size="10pt" style:text-underline-style="none" officeooo:paragraph-rsid="0032cef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bcc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5516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3abcc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06978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officeooo:rsid="00106978" style:font-weight-asian="normal" style:font-weight-complex="normal"/>
    </style:style>
    <style:style style:name="T9" style:family="text">
      <style:text-properties style:text-underline-style="none" fo:font-weight="normal" officeooo:rsid="00287ead" style:font-weight-asian="normal" style:font-weight-complex="normal"/>
    </style:style>
    <style:style style:name="T10" style:family="text">
      <style:text-properties style:text-underline-style="none" fo:font-weight="normal" officeooo:rsid="0029d43e" style:font-weight-asian="normal" style:font-weight-complex="normal"/>
    </style:style>
    <style:style style:name="T11" style:family="text">
      <style:text-properties style:text-underline-style="none" fo:font-weight="normal" officeooo:rsid="001142fa" style:font-weight-asian="normal" style:font-weight-complex="normal"/>
    </style:style>
    <style:style style:name="T12" style:family="text">
      <style:text-properties style:text-underline-style="none" fo:font-weight="normal" officeooo:rsid="00455167" style:font-weight-asian="normal" style:font-weight-complex="normal"/>
    </style:style>
    <style:style style:name="T13" style:family="text">
      <style:text-properties style:text-underline-style="none" fo:font-weight="normal" officeooo:rsid="00562511" style:font-weight-asian="normal" style:font-weight-complex="normal"/>
    </style:style>
    <style:style style:name="T14" style:family="text">
      <style:text-properties style:text-underline-style="none" officeooo:rsid="001d3329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officeooo:rsid="00515168"/>
    </style:style>
    <style:style style:name="T17" style:family="text">
      <style:text-properties officeooo:rsid="0018377b"/>
    </style:style>
    <style:style style:name="T18" style:family="text">
      <style:text-properties officeooo:rsid="001f6e7a"/>
    </style:style>
    <style:style style:name="T19" style:family="text">
      <style:text-properties style:font-name="FuraCode Nerd Font" fo:font-size="10pt" style:text-underline-style="solid" style:text-underline-width="auto" style:text-underline-color="font-color" officeooo:rsid="0046a29e" style:font-size-asian="10pt" style:font-size-complex="10pt"/>
    </style:style>
    <style:style style:name="T20" style:family="text">
      <style:text-properties style:font-name="FuraCode Nerd Font" fo:font-size="10pt" style:text-underline-style="solid" style:text-underline-width="auto" style:text-underline-color="font-color" fo:font-weight="normal" officeooo:rsid="0046a29e" style:font-size-asian="10pt" style:font-weight-asian="normal" style:font-size-complex="10pt" style:font-weight-complex="normal"/>
    </style:style>
    <style:style style:name="T21" style:family="text">
      <style:text-properties style:font-name="FuraCode Nerd Font" officeooo:rsid="0032cef9"/>
    </style:style>
    <style:style style:name="T22" style:family="text">
      <style:text-properties style:font-name="FuraCode Nerd Font" officeooo:rsid="0027ea1c"/>
    </style:style>
    <style:style style:name="T23" style:family="text">
      <style:text-properties officeooo:rsid="003269d3"/>
    </style:style>
    <style:style style:name="T24" style:family="text">
      <style:text-properties officeooo:rsid="003a00d0"/>
    </style:style>
    <style:style style:name="T25" style:family="text">
      <style:text-properties officeooo:rsid="003d16e9"/>
    </style:style>
    <style:style style:name="T26" style:family="text">
      <style:text-properties officeooo:rsid="003eb010"/>
    </style:style>
    <style:style style:name="T27" style:family="text">
      <style:text-properties officeooo:rsid="00434e03"/>
    </style:style>
    <style:style style:name="T28" style:family="text">
      <style:text-properties officeooo:rsid="004bfd90"/>
    </style:style>
    <style:style style:name="T29" style:family="text">
      <style:text-properties officeooo:rsid="00575d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EY PABALINAS</text:p>
      <text:p text:style-name="P16"><text:a xlink:type="simple" xlink:href="mailto:alyptik@protonmail.com" text:style-name="Internet_20_link" text:visited-style-name="Visited_20_Internet_20_Link">alyptik@protonmail.com</text:a> <text:span text:style-name="T29">— </text:span>(808) 455-6605</text:p>
      <text:p text:style-name="P16"><text:a xlink:type="simple" xlink:href="https://github.com/alyptik" text:style-name="Internet_20_link" text:visited-style-name="Visited_20_Internet_20_Link">https://github.com/alyptik</text:a> <text:span text:style-name="T23">—</text:span> <text:a xlink:type="simple" xlink:href="https://alyp.tk/" text:style-name="Internet_20_link" text:visited-style-name="Visited_20_Internet_20_Link">https://alyp.tk</text:a></text:p>
      <text:p text:style-name="P3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8">OBJECTIVE</text:p>
      <text:list xml:id="list3402590111" text:style-name="L1">
        <text:list-item>
          <text:p text:style-name="P12"><text:span text:style-name="T24">F</text:span>ull-time software developer <text:span text:style-name="T24">and engineer.</text:span></text:p>
          <text:list>
            <text:list-item>
              <text:p text:style-name="P12"><text:span text:style-name="T27">B</text:span>ack-end preference, but willing to be flexible <text:span text:style-name="T27">upon request</text:span>.</text:p>
            </text:list-item>
          </text:list>
        </text:list-item>
      </text:list>
      <text:p text:style-name="P11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6">PROJECTS AND CONTRIBUTIONS</text:p>
      <text:list xml:id="list1257258208" text:style-name="L2">
        <text:list-item>
          <text:p text:style-name="P14"><text:span text:style-name="T6">WeeChat </text:span><text:span text:style-name="T5">(Contributor)</text:span><text:span text:style-name="T6">:</text:span><text:span text:style-name="T8"> </text:span><text:span text:style-name="T13">E</text:span><text:span text:style-name="T9">xtensible </text:span><text:span text:style-name="T8">IRC </text:span><text:span text:style-name="T10">c</text:span><text:span text:style-name="T8">lien</text:span><text:span text:style-name="T11">t.</text:span></text:p>
          <text:p text:style-name="P24"><text:a xlink:type="simple" xlink:href="https://github.com/weechat/weechat/blob/master/AUTHORS.adoc" text:style-name="Internet_20_link" text:visited-style-name="Visited_20_Internet_20_Link"><text:span text:style-name="T19">&lt;https://github.com/weechat/weechat/blob/master/AUTHORS.adoc&gt;</text:span></text:a></text:p>
          <text:list>
            <text:list-item>
              <text:p text:style-name="P17">Contributed CMake fix for broken builds caused by split ncurses and tinfo.</text:p>
              <text:p text:style-name="P25"><text:a xlink:type="simple" xlink:href="https://github.com/weechat/weechat/commit/7a17941a5bb908d4276179b1b83ccda1f0bca889" text:style-name="Internet_20_link" text:visited-style-name="Visited_20_Internet_20_Link"><text:span text:style-name="T20">&lt;https://github.com/weechat/weechat/commit/7a17941a5bb908d4276179b1b83ccda1f0bca889&gt;</text:span></text:a></text:p>
            </text:list-item>
          </text:list>
        </text:list-item>
        <text:list-item>
          <text:p text:style-name="P23"><text:span text:style-name="T1">CEPL </text:span><text:span text:style-name="T2">(Author)</text:span><text:span text:style-name="T1">:</text:span><text:span text:style-name="T15"> </text:span><text:span text:style-name="T12">I</text:span><text:span text:style-name="T7">nteractive C (ISO/IEC 9899:2011) read–eval–print loop (REPL).</text:span></text:p>
          <text:p text:style-name="P24"><text:a xlink:type="simple" xlink:href="https://github.com/alyptik/cepl" text:style-name="Internet_20_link" text:visited-style-name="Visited_20_Internet_20_Link"><text:span text:style-name="T20">&lt;https://github.com/alyptik/cepl&gt;</text:span></text:a></text:p>
          <text:list>
            <text:list-item>
              <text:p text:style-name="P18"><text:span text:style-name="T17">Allows choice of arbitrary </text:span>compiler <text:span text:style-name="T17">backend.</text:span></text:p>
            </text:list-item>
            <text:list-item>
              <text:p text:style-name="P18"><text:span text:style-name="T17">Uses GNU R</text:span>eadline <text:span text:style-name="T17">for </text:span>key-bindings <text:span text:style-name="T17">and </text:span>tab-completion.</text:p>
            </text:list-item>
            <text:list-item>
              <text:p text:style-name="P18"><text:span text:style-name="T17">Uses GNU History for persistent command history and </text:span>incremental undo.</text:p>
            </text:list-item>
            <text:list-item>
              <text:p text:style-name="P19">Uses LibELF <text:span text:style-name="T28">to generate tab completion for shared library functions</text:span>.</text:p>
            </text:list-item>
            <text:list-item>
              <text:p text:style-name="P20">Supports output of Assembly (Intel &amp; ATT syntax supported) as well as C source code of final program.</text:p>
            </text:list-item>
            <text:list-item>
              <text:p text:style-name="P21">Tracks and outputs values of <text:span text:style-name="T28">variables.</text:span></text:p>
            </text:list-item>
          </text:list>
        </text:list-item>
        <text:list-item>
          <text:p text:style-name="P22"><text:span text:style-name="T4">D</text:span><text:span text:style-name="T3">erpGP </text:span><text:span text:style-name="T5">(Co-author) </text:span><text:span text:style-name="T4">— WIP</text:span><text:span text:style-name="T3">:</text:span> GnuPG to PKCS#1/PKCS#8 conversion tool.</text:p>
          <text:p text:style-name="P26"><text:a xlink:type="simple" xlink:href="https://github.com/alyptik/derpgp" text:style-name="Internet_20_link" text:visited-style-name="Visited_20_Internet_20_Link"><text:span text:style-name="T19">&lt;https://github.com/alyptik/derpgp&gt;</text:span></text:a></text:p>
          <text:list>
            <text:list-item>
              <text:p text:style-name="P15"><text:span text:style-name="T14">Parses a GnuP</text:span><text:span text:style-name="T16">G</text:span><text:span text:style-name="T14"> key and convert it to PKCS#1/PKCS#8 ASN.1 format.</text:span></text:p>
            </text:list-item>
          </text:list>
        </text:list-item>
      </text:list>
      <text:p text:style-name="P7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4">SKILLS</text:p>
      <text:p text:style-name="P5"><text:tab/>C<text:tab/><text:tab/><text:span text:style-name="T26">C++<text:tab/><text:tab/></text:span>Perl<text:tab/><text:tab/><text:span text:style-name="T25">Git Revision Control System</text:span></text:p>
      <text:p text:style-name="P1"><text:tab/><text:span text:style-name="T26">Python<text:tab/></text:span>Javascript<text:tab/>Java<text:tab/><text:tab/>Shell <text:span text:style-name="T18">(POSIX Shell, Bash, and Zsh)</text:span></text:p>
      <text:p text:style-name="P2"><text:tab/>Make<text:tab/><text:tab/>CMake<text:tab/><text:tab/>IRC<text:tab/><text:tab/>Linux/Windows System Administration</text:p>
      <text:p text:style-name="P11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8">EDUCATION</text:p>
      <text:list xml:id="list2035931743" text:style-name="L3">
        <text:list-item>
          <text:p text:style-name="P27"><text:span text:style-name="T21">2017 — </text:span><text:span text:style-name="T22">A.A. in Liberal Arts, Leeward Community College.</text:span></text:p>
        </text:list-item>
      </text:list>
      <text:p text:style-name="P7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10">REFERENCES</text:p>
      <text:list xml:id="list4123470634" text:style-name="L4">
        <text:list-item>
          <text:p text:style-name="P13">Available upon requ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uraCode Nerd Font" svg:font-family="'FuraCode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10:05.319701412</meta:creation-date>
    <dc:date>2017-12-06T12:32:23.200721753</dc:date>
    <meta:editing-duration>PT1H43M18S</meta:editing-duration>
    <meta:editing-cycles>64</meta:editing-cycles>
    <meta:generator>LibreOffice/5.4.3.2$Linux_X86_64 LibreOffice_project/40m0$Build-2</meta:generator>
    <meta:document-statistic meta:table-count="0" meta:image-count="0" meta:object-count="0" meta:page-count="1" meta:paragraph-count="35" meta:word-count="188" meta:character-count="1840" meta:non-whitespace-character-count="1689"/>
  </office:meta>
</office:document-meta>
</file>